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ureAntUnitListener.endTes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Infos.compareTo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ilureAntUnitListener.startTestSuite( Project testProject , String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Info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ailureAntUnitListener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AntUnitListener.endTestSuite( Project testProject , String build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ailureAntUnitListener.addFailure( String target , AssertionFailedException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nfos.TestInfos( Project project , String buildfile , String target , String err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ilureAntUnitListener.FailureAntUni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ureAntUnitListener.addError( String target , Throwable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